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5.60916666666667cm"/>
    </style:style>
    <style:style style:name="co4" style:family="table-column">
      <style:table-column-properties fo:break-before="auto" style:column-width="4.25979166666667cm"/>
    </style:style>
    <style:style style:name="co5" style:family="table-column">
      <style:table-column-properties fo:break-before="auto" style:column-width="7.963958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Figure 1: The ten largest humanitarian donors to DPRK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OCHA FTS data. Data downloaded 13 September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:</text:p>
          </table:table-cell>
          <table:table-cell office:value-type="string" table:style-name="ce2">
            <text:p>Note: EU: European Union; EU includes European Commission, EuropeAid, European Commission's Humanitarian Aid and Civil Protection Department, and European Commission EuropeAid Development and Cooperation; CERF: Central Emergency Response Fund; Private: Private (individuals &amp; organisations); ‘Allocation of unearmarked funds by WFP’ is not included as WFP is an implementing agency rather than a donor, if this figure (US$1.5 million) is included WFP becomes the 8th largest dono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">
            <text:p>Donor</text:p>
          </table:table-cell>
          <table:table-cell office:value-type="string" table:style-name="ce4">
            <text:p>US$mil</text:p>
          </table:table-cell>
          <table:table-cell table:number-columns-repeated="5"/>
          <table:table-cell table:style-name="ce1">
            <draw:frame xmlns:presentation="urn:oasis:names:tc:opendocument:xmlns:presentation:1.0" draw:z-index="1" draw:id="id0" draw:style-name="a0" draw:name="Chart 1" svg:x="0.01042in" svg:y="0.01042in" svg:width="5in" svg:height="2.8833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7">
            <text:p>Switzerland</text:p>
          </table:table-cell>
          <table:table-cell office:value-type="float" office:value="12.231799000000001" table:style-name="ce9">
            <text:p>12.23179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7">
            <text:p>CERF</text:p>
          </table:table-cell>
          <table:table-cell office:value-type="float" office:value="8.0006920000000008" table:style-name="ce7">
            <text:p>8.00069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7">
            <text:p>Germany</text:p>
          </table:table-cell>
          <table:table-cell office:value-type="float" office:value="3.653276" table:style-name="ce7">
            <text:p>3.65327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7">
            <text:p>EU</text:p>
          </table:table-cell>
          <table:table-cell office:value-type="float" office:value="3.4220540000000002" table:style-name="ce7">
            <text:p>3.42205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7">
            <text:p>Russia</text:p>
          </table:table-cell>
          <table:table-cell office:value-type="float" office:value="3" table:style-name="ce7">
            <text:p>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7">
            <text:p>Sweden</text:p>
          </table:table-cell>
          <table:table-cell office:value-type="float" office:value="2.1282830000000001" table:style-name="ce7">
            <text:p>2.12828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7">
            <text:p>Canada</text:p>
          </table:table-cell>
          <table:table-cell office:value-type="float" office:value="2.0151140000000001" table:style-name="ce7">
            <text:p>2.01511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7">
            <text:p>India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7">
            <text:p>Private</text:p>
          </table:table-cell>
          <table:table-cell office:value-type="float" office:value="0.42193599999999998" table:style-name="ce7">
            <text:p>0.42193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8">
            <text:p>France</text:p>
          </table:table-cell>
          <table:table-cell office:value-type="float" office:value="0.32786799999999999" table:style-name="ce8">
            <text:p>0.327868</text:p>
          </table:table-cell>
          <table:table-cell table:number-columns-repeated="16381"/>
        </table:table-row>
        <table:table-row table:number-rows-repeated="1048561" table:style-name="ro1">
          <table:table-cell table:number-columns-repeated="16384"/>
        </table:table-row>
      </table:table>
      <table:table table:name="Fig_2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Figure 2: Channels of delivery of international Humanitarian Assistance to DPRK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OCHA FTS data. Data downloaded 13 September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:</text:p>
          </table:table-cell>
          <table:table-cell office:value-type="string" table:style-name="ce1">
            <text:p>RCRC: International Red Cross and Red Crescent Movemen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">
            <text:p>Appealing Agency <text:s/>type</text:p>
          </table:table-cell>
          <table:table-cell office:value-type="string" table:style-name="ce4">
            <text:p>US$mil</text:p>
          </table:table-cell>
          <table:table-cell/>
          <table:table-cell table:style-name="ce1">
            <draw:frame xmlns:presentation="urn:oasis:names:tc:opendocument:xmlns:presentation:1.0" draw:z-index="1" draw:id="id1" draw:style-name="a1" draw:name="Chart 1" svg:x="0.65625in" svg:y="0.02083in" svg:width="5in" svg:height="2.88333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7">
            <text:p>UN Agencies</text:p>
          </table:table-cell>
          <table:table-cell office:value-type="float" office:value="26.364643000000001" table:style-name="ce9">
            <text:p>26.36464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7">
            <text:p>NGOs</text:p>
          </table:table-cell>
          <table:table-cell office:value-type="float" office:value="8.0156259999999993" table:style-name="ce7">
            <text:p>8.01562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7">
            <text:p>IFRC</text:p>
          </table:table-cell>
          <table:table-cell office:value-type="float" office:value="2.224421" table:style-name="ce7">
            <text:p>2.22442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8">
            <text:p>Government</text:p>
          </table:table-cell>
          <table:table-cell office:value-type="float" office:value="1.4587060000000001" table:style-name="ce8">
            <text:p>1.458706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  <table:table table:name="Fig_3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Figure 3: CERF allocation to DPRK, 2016, by sector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OCHA CERF data. Data downloaded 13 September 201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">
            <text:p>Sector</text:p>
          </table:table-cell>
          <table:table-cell office:value-type="string" table:style-name="ce4">
            <text:p>US$mil</text:p>
          </table:table-cell>
          <table:table-cell/>
          <table:table-cell table:style-name="ce1">
            <draw:frame xmlns:presentation="urn:oasis:names:tc:opendocument:xmlns:presentation:1.0" draw:z-index="1" draw:id="id2" draw:style-name="a2" draw:name="Chart 1" svg:x="0.1875in" svg:y="0in" svg:width="5in" svg:height="2.88333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9">
            <text:p>Health - Nutrition</text:p>
          </table:table-cell>
          <table:table-cell office:value-type="float" office:value="4.5207319999999998" table:style-name="ce9">
            <text:p>4.52073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7">
            <text:p>Health</text:p>
          </table:table-cell>
          <table:table-cell office:value-type="float" office:value="2.6959599999999999" table:style-name="ce7">
            <text:p>2.6959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8">
            <text:p>Food</text:p>
          </table:table-cell>
          <table:table-cell office:value-type="float" office:value="0.78400000000000003" table:style-name="ce8">
            <text:p>0.784</text:p>
          </table:table-cell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  <table:table table:name="Fig_4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Figure 4: CERF funding to DPRK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OCHA FTS data. Data downloaded 13 September 201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">
            <text:p>Year</text:p>
          </table:table-cell>
          <table:table-cell office:value-type="string" table:style-name="ce6">
            <text:p>US$mil</text:p>
          </table:table-cell>
          <table:table-cell/>
          <table:table-cell table:style-name="ce1">
            <draw:frame xmlns:presentation="urn:oasis:names:tc:opendocument:xmlns:presentation:1.0" draw:z-index="1" draw:id="id3" draw:style-name="a3" draw:name="Chart 1" svg:x="0in" svg:y="0.01042in" svg:width="5in" svg:height="2.88333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012" table:style-name="ce9">
            <text:p>2012</text:p>
          </table:table-cell>
          <table:table-cell office:value-type="float" office:value="12.920667" table:style-name="ce9">
            <text:p>12.92066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3" table:style-name="ce7">
            <text:p>2013</text:p>
          </table:table-cell>
          <table:table-cell office:value-type="float" office:value="15.099387" table:style-name="ce7">
            <text:p>15.09938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4" table:style-name="ce7">
            <text:p>2014</text:p>
          </table:table-cell>
          <table:table-cell office:value-type="float" office:value="6.4970129999999999" table:style-name="ce7">
            <text:p>6.49701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5" table:style-name="ce7">
            <text:p>2015</text:p>
          </table:table-cell>
          <table:table-cell office:value-type="float" office:value="8.2769860000000008" table:style-name="ce7">
            <text:p>8.27698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6" table:style-name="ce8">
            <text:p>2016</text:p>
          </table:table-cell>
          <table:table-cell office:value-type="float" office:value="8.0006920000000008" table:style-name="ce8">
            <text:p>8.000692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  <table:table table:name="Fig_5" table:style-name="ta1">
        <table:table-column table:style-name="co1" table:default-cell-style-name="ce1"/>
        <table:table-column table:style-name="co5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Figure 5: Humanitarian funding to DPRK in 2016, by secto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OCHA FTS data. Data downloaded 13 September 2016</text:p>
          </table:table-cell>
          <table:table-cell table:number-columns-repeated="16382" table:style-name="ce1"/>
        </table:table-row>
        <table:table-row table:style-name="ro1">
          <table:table-cell table:number-columns-repeated="4" table:style-name="ce1"/>
          <table:table-cell table:style-name="ce1">
            <draw:frame xmlns:presentation="urn:oasis:names:tc:opendocument:xmlns:presentation:1.0" draw:z-index="1" draw:id="id4" draw:style-name="a4" draw:name="Chart 1" svg:x="0.01042in" svg:y="0.1875in" svg:width="5in" svg:height="2.875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">
            <text:p>Sector</text:p>
          </table:table-cell>
          <table:table-cell office:value-type="string" table:style-name="ce4">
            <text:p>US$mi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5">
            <text:p>Health</text:p>
          </table:table-cell>
          <table:table-cell office:value-type="float" office:value="20.047635" table:style-name="ce12">
            <text:p>20.04763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5">
            <text:p>Food</text:p>
          </table:table-cell>
          <table:table-cell office:value-type="float" office:value="7.9654980000000002" table:style-name="ce12">
            <text:p>7.96549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5">
            <text:p>Water and Sanitation</text:p>
          </table:table-cell>
          <table:table-cell office:value-type="float" office:value="4.6577799999999998" table:style-name="ce12">
            <text:p>4.6577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5">
            <text:p>Sector not yet specified</text:p>
          </table:table-cell>
          <table:table-cell office:value-type="float" office:value="4.4422110000000004" table:style-name="ce12">
            <text:p>4.44221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5">
            <text:p>Coordination and support services</text:p>
          </table:table-cell>
          <table:table-cell office:value-type="float" office:value="0.79275200000000001" table:style-name="ce12">
            <text:p>0.79275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1">
            <text:p>Agriculture</text:p>
          </table:table-cell>
          <table:table-cell office:value-type="float" office:value="0.15751999999999999" table:style-name="ce13">
            <text:p>0.15752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Fig_6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Figure 6: International humanitarian assistance to DPRK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OCHA FTS data. Data downloaded 13 September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:</text:p>
          </table:table-cell>
          <table:table-cell office:value-type="string" table:style-name="ce1">
            <text:p>Figures do not include funds allocated under ‘Carry-over (donors not specified)’. If included, figures for 2012 and 2013 become US$117.8 million and US$62.8 million respectively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"/>
          <table:table-cell office:value-type="string" table:style-name="ce4">
            <text:p>Year</text:p>
          </table:table-cell>
          <table:table-cell office:value-type="string" table:style-name="ce6">
            <text:p>US$mil</text:p>
          </table:table-cell>
          <table:table-cell table:number-columns-repeated="2"/>
          <table:table-cell table:style-name="ce1">
            <draw:frame xmlns:presentation="urn:oasis:names:tc:opendocument:xmlns:presentation:1.0" draw:z-index="1" draw:id="id5" draw:style-name="a5" draw:name="Chart 1" svg:x="0in" svg:y="0.01042in" svg:width="5in" svg:height="2.88333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table:style-name="ce10"/>
          <table:table-cell office:value-type="float" office:value="2012" table:style-name="ce12">
            <text:p>2012</text:p>
          </table:table-cell>
          <table:table-cell office:value-type="float" office:value="76.823554999999999" table:style-name="ce7">
            <text:p>76.823555</text:p>
          </table:table-cell>
          <table:table-cell table:number-columns-repeated="16381"/>
        </table:table-row>
        <table:table-row table:style-name="ro1">
          <table:table-cell table:style-name="ce10"/>
          <table:table-cell office:value-type="float" office:value="2013" table:style-name="ce12">
            <text:p>2013</text:p>
          </table:table-cell>
          <table:table-cell office:value-type="float" office:value="60.335352999999998" table:style-name="ce7">
            <text:p>60.335353</text:p>
          </table:table-cell>
          <table:table-cell table:number-columns-repeated="16381"/>
        </table:table-row>
        <table:table-row table:style-name="ro1">
          <table:table-cell table:style-name="ce10"/>
          <table:table-cell office:value-type="float" office:value="2014" table:style-name="ce12">
            <text:p>2014</text:p>
          </table:table-cell>
          <table:table-cell office:value-type="float" office:value="33.228009999999998" table:style-name="ce7">
            <text:p>33.22801</text:p>
          </table:table-cell>
          <table:table-cell table:number-columns-repeated="16381"/>
        </table:table-row>
        <table:table-row table:style-name="ro1">
          <table:table-cell table:style-name="ce10"/>
          <table:table-cell office:value-type="float" office:value="2015" table:style-name="ce12">
            <text:p>2015</text:p>
          </table:table-cell>
          <table:table-cell office:value-type="float" office:value="35.440137" table:style-name="ce7">
            <text:p>35.440137</text:p>
          </table:table-cell>
          <table:table-cell table:number-columns-repeated="16381"/>
        </table:table-row>
        <table:table-row table:style-name="ro1">
          <table:table-cell table:style-name="ce10"/>
          <table:table-cell office:value-type="float" office:value="2016" table:style-name="ce8">
            <text:p>2016</text:p>
          </table:table-cell>
          <table:table-cell office:value-type="float" office:value="38.063395999999997" table:style-name="ce8">
            <text:p>38.063396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'file://DIPR-DC01/data/Company%20Data/Projects/GHA/Phase%20II/Products/START%20fund%20project/2016%20alerts/Korea,%20DPR%20-%20Sep%202016/North%20Korea%20flooding%20sep%202016.xlsx'#CERF_export" table:style-name="ta2">
        <table:table-source xlink:href="file://DIPR-DC01/data/Company%20Data/Projects/GHA/Phase%20II/Products/START%20fund%20project/2016%20alerts/Korea,%20DPR%20-%20Sep%202016/North%20Korea%20flooding%20sep%202016.xlsx" table:table-name="CERF_expo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Korea,%20DPR%20-%20Sep%202016/North%20Korea%20flooding%20sep%202016.xlsx'#CERF_pivot" table:style-name="ta2">
        <table:table-source xlink:href="file://DIPR-DC01/data/Company%20Data/Projects/GHA/Phase%20II/Products/START%20fund%20project/2016%20alerts/Korea,%20DPR%20-%20Sep%202016/North%20Korea%20flooding%20sep%202016.xlsx" table:table-name="CERF_pivo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Korea,%20DPR%20-%20Sep%202016/North%20Korea%20flooding%20sep%202016.xlsx'#FTS_export" table:style-name="ta2">
        <table:table-source xlink:href="file://DIPR-DC01/data/Company%20Data/Projects/GHA/Phase%20II/Products/START%20fund%20project/2016%20alerts/Korea,%20DPR%20-%20Sep%202016/North%20Korea%20flooding%20sep%202016.xlsx" table:table-name="FTS_expo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Korea,%20DPR%20-%20Sep%202016/North%20Korea%20flooding%20sep%202016.xlsx'#FTS_Pivot" table:style-name="ta2">
        <table:table-source xlink:href="file://DIPR-DC01/data/Company%20Data/Projects/GHA/Phase%20II/Products/START%20fund%20project/2016%20alerts/Korea,%20DPR%20-%20Sep%202016/North%20Korea%20flooding%20sep%202016.xlsx" table:table-name="FTS_Pivo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Korea,%20DPR%20-%20Sep%202016/North%20Korea%20flooding%20sep%202016.xlsx'#Largest_Donors_2016" table:style-name="ta2">
        <table:table-source xlink:href="file://DIPR-DC01/data/Company%20Data/Projects/GHA/Phase%20II/Products/START%20fund%20project/2016%20alerts/Korea,%20DPR%20-%20Sep%202016/North%20Korea%20flooding%20sep%202016.xlsx" table:table-name="Largest_Donors_2016" table:mode="copy-results-only"/>
        <table:table-column/>
        <table:table-row>
          <table:table-cell table:number-columns-repeated="16384"/>
        </table:table-row>
        <table:table-row>
          <table:table-cell table:number-columns-repeated="5"/>
          <table:table-cell office:value-type="string" office:string-value="US$mil"/>
          <table:table-cell table:number-columns-repeated="16378"/>
        </table:table-row>
        <table:table-row>
          <table:table-cell table:number-columns-repeated="3"/>
          <table:table-cell office:value-type="string" office:string-value="Switzerland"/>
          <table:table-cell/>
          <table:table-cell office:value-type="float" office:value="12.231799000000001"/>
          <table:table-cell table:number-columns-repeated="16378"/>
        </table:table-row>
        <table:table-row>
          <table:table-cell table:number-columns-repeated="3"/>
          <table:table-cell office:value-type="string" office:string-value="CERF"/>
          <table:table-cell/>
          <table:table-cell office:value-type="float" office:value="8.0006920000000008"/>
          <table:table-cell table:number-columns-repeated="16378"/>
        </table:table-row>
        <table:table-row>
          <table:table-cell table:number-columns-repeated="3"/>
          <table:table-cell office:value-type="string" office:string-value="Germany"/>
          <table:table-cell/>
          <table:table-cell office:value-type="float" office:value="3.653276"/>
          <table:table-cell table:number-columns-repeated="16378"/>
        </table:table-row>
        <table:table-row>
          <table:table-cell table:number-columns-repeated="3"/>
          <table:table-cell office:value-type="string" office:string-value="EU"/>
          <table:table-cell/>
          <table:table-cell office:value-type="float" office:value="3.4220540000000002"/>
          <table:table-cell table:number-columns-repeated="16378"/>
        </table:table-row>
        <table:table-row>
          <table:table-cell table:number-columns-repeated="3"/>
          <table:table-cell office:value-type="string" office:string-value="Russia"/>
          <table:table-cell/>
          <table:table-cell office:value-type="float" office:value="3"/>
          <table:table-cell table:number-columns-repeated="16378"/>
        </table:table-row>
        <table:table-row>
          <table:table-cell table:number-columns-repeated="3"/>
          <table:table-cell office:value-type="string" office:string-value="Sweden"/>
          <table:table-cell/>
          <table:table-cell office:value-type="float" office:value="2.1282830000000001"/>
          <table:table-cell table:number-columns-repeated="16378"/>
        </table:table-row>
        <table:table-row>
          <table:table-cell table:number-columns-repeated="3"/>
          <table:table-cell office:value-type="string" office:string-value="Canada"/>
          <table:table-cell/>
          <table:table-cell office:value-type="float" office:value="2.0151140000000001"/>
          <table:table-cell table:number-columns-repeated="16378"/>
        </table:table-row>
        <table:table-row>
          <table:table-cell table:number-columns-repeated="3"/>
          <table:table-cell office:value-type="string" office:string-value="India"/>
          <table:table-cell/>
          <table:table-cell office:value-type="float" office:value="1"/>
          <table:table-cell table:number-columns-repeated="16378"/>
        </table:table-row>
        <table:table-row>
          <table:table-cell table:number-columns-repeated="3"/>
          <table:table-cell office:value-type="string" office:string-value="Private"/>
          <table:table-cell/>
          <table:table-cell office:value-type="float" office:value="0.42193599999999998"/>
          <table:table-cell table:number-columns-repeated="16378"/>
        </table:table-row>
        <table:table-row>
          <table:table-cell table:number-columns-repeated="3"/>
          <table:table-cell office:value-type="string" office:string-value="France"/>
          <table:table-cell/>
          <table:table-cell office:value-type="float" office:value="0.32786799999999999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DIPR-DC01/data/Company%20Data/Projects/GHA/Phase%20II/Products/START%20fund%20project/2016%20alerts/Korea,%20DPR%20-%20Sep%202016/North%20Korea%20flooding%20sep%202016.xlsx'#Appeals" table:style-name="ta2">
        <table:table-source xlink:href="file://DIPR-DC01/data/Company%20Data/Projects/GHA/Phase%20II/Products/START%20fund%20project/2016%20alerts/Korea,%20DPR%20-%20Sep%202016/North%20Korea%20flooding%20sep%202016.xlsx" table:table-name="Appeal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Korea,%20DPR%20-%20Sep%202016/North%20Korea%20flooding%20sep%202016.xlsx'#Channels_of_Delivery" table:style-name="ta2">
        <table:table-source xlink:href="file://DIPR-DC01/data/Company%20Data/Projects/GHA/Phase%20II/Products/START%20fund%20project/2016%20alerts/Korea,%20DPR%20-%20Sep%202016/North%20Korea%20flooding%20sep%202016.xlsx" table:table-name="Channels_of_Delivery" table:mode="copy-results-only"/>
        <table:table-column/>
        <table:table-row>
          <table:table-cell table:number-columns-repeated="16384"/>
        </table:table-row>
        <table:table-row>
          <table:table-cell table:number-columns-repeated="5"/>
          <table:table-cell office:value-type="string" office:string-value="US$mil"/>
          <table:table-cell table:number-columns-repeated="16378"/>
        </table:table-row>
        <table:table-row>
          <table:table-cell table:number-columns-repeated="3"/>
          <table:table-cell office:value-type="string" office:string-value="UN Agencies"/>
          <table:table-cell/>
          <table:table-cell office:value-type="float" office:value="26.364643000000001"/>
          <table:table-cell table:number-columns-repeated="16378"/>
        </table:table-row>
        <table:table-row>
          <table:table-cell table:number-columns-repeated="3"/>
          <table:table-cell office:value-type="string" office:string-value="NGOs"/>
          <table:table-cell/>
          <table:table-cell office:value-type="float" office:value="8.0156259999999993"/>
          <table:table-cell table:number-columns-repeated="16378"/>
        </table:table-row>
        <table:table-row>
          <table:table-cell table:number-columns-repeated="3"/>
          <table:table-cell office:value-type="string" office:string-value="IFRC"/>
          <table:table-cell/>
          <table:table-cell office:value-type="float" office:value="2.224421"/>
          <table:table-cell table:number-columns-repeated="16378"/>
        </table:table-row>
        <table:table-row>
          <table:table-cell table:number-columns-repeated="3"/>
          <table:table-cell office:value-type="string" office:string-value="Government"/>
          <table:table-cell/>
          <table:table-cell office:value-type="float" office:value="1.4587060000000001"/>
          <table:table-cell table:number-columns-repeated="16378"/>
        </table:table-row>
        <table:table-row table:number-rows-repeated="1048570">
          <table:table-cell table:number-columns-repeated="16378"/>
        </table:table-row>
      </table:table>
      <table:table table:name="'file://DIPR-DC01/data/Company%20Data/Projects/GHA/Phase%20II/Products/START%20fund%20project/2016%20alerts/Korea,%20DPR%20-%20Sep%202016/North%20Korea%20flooding%20sep%202016.xlsx'#CERF_Funding" table:style-name="ta2">
        <table:table-source xlink:href="file://DIPR-DC01/data/Company%20Data/Projects/GHA/Phase%20II/Products/START%20fund%20project/2016%20alerts/Korea,%20DPR%20-%20Sep%202016/North%20Korea%20flooding%20sep%202016.xlsx" table:table-name="CERF_Funding" table:mode="copy-results-only"/>
        <table:table-column/>
        <table:table-row>
          <table:table-cell table:number-columns-repeated="16384"/>
        </table:table-row>
        <table:table-row>
          <table:table-cell table:number-columns-repeated="5"/>
          <table:table-cell office:value-type="string" office:string-value="US$mil"/>
          <table:table-cell table:number-columns-repeated="16378"/>
        </table:table-row>
        <table:table-row>
          <table:table-cell table:number-columns-repeated="3"/>
          <table:table-cell office:value-type="string" office:string-value="Health - Nutrition"/>
          <table:table-cell/>
          <table:table-cell office:value-type="float" office:value="4.5207319999999998"/>
          <table:table-cell table:number-columns-repeated="16378"/>
        </table:table-row>
        <table:table-row>
          <table:table-cell table:number-columns-repeated="3"/>
          <table:table-cell office:value-type="string" office:string-value="Health"/>
          <table:table-cell/>
          <table:table-cell office:value-type="float" office:value="2.6959599999999999"/>
          <table:table-cell table:number-columns-repeated="16378"/>
        </table:table-row>
        <table:table-row>
          <table:table-cell table:number-columns-repeated="3"/>
          <table:table-cell office:value-type="string" office:string-value="Food"/>
          <table:table-cell/>
          <table:table-cell office:value-type="float" office:value="0.78400000000000003"/>
          <table:table-cell table:number-columns-repeated="16378"/>
        </table:table-row>
        <table:table-row>
          <table:table-cell table:number-columns-repeated="16384"/>
        </table:table-row>
        <table:table-row>
          <table:table-cell table:number-columns-repeated="8"/>
          <table:table-cell office:value-type="float" office:value="2012"/>
          <table:table-cell/>
          <table:table-cell office:value-type="float" office:value="12.920667"/>
          <table:table-cell table:number-columns-repeated="16373"/>
        </table:table-row>
        <table:table-row>
          <table:table-cell table:number-columns-repeated="8"/>
          <table:table-cell office:value-type="float" office:value="2013"/>
          <table:table-cell/>
          <table:table-cell office:value-type="float" office:value="15.099387"/>
          <table:table-cell table:number-columns-repeated="16373"/>
        </table:table-row>
        <table:table-row>
          <table:table-cell table:number-columns-repeated="8"/>
          <table:table-cell office:value-type="float" office:value="2014"/>
          <table:table-cell/>
          <table:table-cell office:value-type="float" office:value="6.4970129999999999"/>
          <table:table-cell table:number-columns-repeated="16373"/>
        </table:table-row>
        <table:table-row>
          <table:table-cell table:number-columns-repeated="8"/>
          <table:table-cell office:value-type="float" office:value="2015"/>
          <table:table-cell/>
          <table:table-cell office:value-type="float" office:value="8.2769860000000008"/>
          <table:table-cell table:number-columns-repeated="16373"/>
        </table:table-row>
        <table:table-row>
          <table:table-cell table:number-columns-repeated="8"/>
          <table:table-cell office:value-type="float" office:value="2016"/>
          <table:table-cell/>
          <table:table-cell office:value-type="float" office:value="8.0006920000000008"/>
          <table:table-cell table:number-columns-repeated="16373"/>
        </table:table-row>
        <table:table-row table:number-rows-repeated="1048565">
          <table:table-cell table:number-columns-repeated="16373"/>
        </table:table-row>
      </table:table>
      <table:table table:name="'file://DIPR-DC01/data/Company%20Data/Projects/GHA/Phase%20II/Products/START%20fund%20project/2016%20alerts/Korea,%20DPR%20-%20Sep%202016/North%20Korea%20flooding%20sep%202016.xlsx'#Sector" table:style-name="ta2">
        <table:table-source xlink:href="file://DIPR-DC01/data/Company%20Data/Projects/GHA/Phase%20II/Products/START%20fund%20project/2016%20alerts/Korea,%20DPR%20-%20Sep%202016/North%20Korea%20flooding%20sep%202016.xlsx" table:table-name="Sector" table:mode="copy-results-only"/>
        <table:table-column/>
        <table:table-row>
          <table:table-cell table:number-columns-repeated="16384"/>
        </table:table-row>
        <table:table-row>
          <table:table-cell table:number-columns-repeated="5"/>
          <table:table-cell office:value-type="string" office:string-value="US$mil"/>
          <table:table-cell table:number-columns-repeated="16378"/>
        </table:table-row>
        <table:table-row>
          <table:table-cell table:number-columns-repeated="3"/>
          <table:table-cell office:value-type="string" office:string-value="Health"/>
          <table:table-cell/>
          <table:table-cell office:value-type="float" office:value="20.047635"/>
          <table:table-cell table:number-columns-repeated="16378"/>
        </table:table-row>
        <table:table-row>
          <table:table-cell table:number-columns-repeated="3"/>
          <table:table-cell office:value-type="string" office:string-value="Food"/>
          <table:table-cell/>
          <table:table-cell office:value-type="float" office:value="7.9654980000000002"/>
          <table:table-cell table:number-columns-repeated="16378"/>
        </table:table-row>
        <table:table-row>
          <table:table-cell table:number-columns-repeated="3"/>
          <table:table-cell office:value-type="string" office:string-value="Water and Sanitation"/>
          <table:table-cell/>
          <table:table-cell office:value-type="float" office:value="4.6577799999999998"/>
          <table:table-cell table:number-columns-repeated="16378"/>
        </table:table-row>
        <table:table-row>
          <table:table-cell table:number-columns-repeated="3"/>
          <table:table-cell office:value-type="string" office:string-value="Sector not yet specified"/>
          <table:table-cell/>
          <table:table-cell office:value-type="float" office:value="4.4422110000000004"/>
          <table:table-cell table:number-columns-repeated="16378"/>
        </table:table-row>
        <table:table-row>
          <table:table-cell table:number-columns-repeated="3"/>
          <table:table-cell office:value-type="string" office:string-value="Coordination and support services"/>
          <table:table-cell/>
          <table:table-cell office:value-type="float" office:value="0.79275200000000001"/>
          <table:table-cell table:number-columns-repeated="16378"/>
        </table:table-row>
        <table:table-row>
          <table:table-cell table:number-columns-repeated="3"/>
          <table:table-cell office:value-type="string" office:string-value="Agriculture"/>
          <table:table-cell/>
          <table:table-cell office:value-type="float" office:value="0.15751999999999999"/>
          <table:table-cell table:number-columns-repeated="16378"/>
        </table:table-row>
        <table:table-row table:number-rows-repeated="1048568">
          <table:table-cell table:number-columns-repeated="16378"/>
        </table:table-row>
      </table:table>
      <table:table table:name="'file://DIPR-DC01/data/Company%20Data/Projects/GHA/Phase%20II/Products/START%20fund%20project/2016%20alerts/Korea,%20DPR%20-%20Sep%202016/North%20Korea%20flooding%20sep%202016.xlsx'#Historic" table:style-name="ta2">
        <table:table-source xlink:href="file://DIPR-DC01/data/Company%20Data/Projects/GHA/Phase%20II/Products/START%20fund%20project/2016%20alerts/Korea,%20DPR%20-%20Sep%202016/North%20Korea%20flooding%20sep%202016.xlsx" table:table-name="Historic" table:mode="copy-results-only"/>
        <table:table-column/>
        <table:table-row table:number-rows-repeated="17">
          <table:table-cell table:number-columns-repeated="16384"/>
        </table:table-row>
        <table:table-row>
          <table:table-cell table:number-columns-repeated="5"/>
          <table:table-cell office:value-type="string" office:string-value="US$mil"/>
          <table:table-cell table:number-columns-repeated="16378"/>
        </table:table-row>
        <table:table-row>
          <table:table-cell table:number-columns-repeated="3"/>
          <table:table-cell office:value-type="float" office:value="2012"/>
          <table:table-cell/>
          <table:table-cell office:value-type="float" office:value="76.823554999999999"/>
          <table:table-cell table:number-columns-repeated="16378"/>
        </table:table-row>
        <table:table-row>
          <table:table-cell table:number-columns-repeated="3"/>
          <table:table-cell office:value-type="float" office:value="2013"/>
          <table:table-cell/>
          <table:table-cell office:value-type="float" office:value="60.335352999999998"/>
          <table:table-cell table:number-columns-repeated="16378"/>
        </table:table-row>
        <table:table-row>
          <table:table-cell table:number-columns-repeated="3"/>
          <table:table-cell office:value-type="float" office:value="2014"/>
          <table:table-cell/>
          <table:table-cell office:value-type="float" office:value="33.228009999999998"/>
          <table:table-cell table:number-columns-repeated="16378"/>
        </table:table-row>
        <table:table-row>
          <table:table-cell table:number-columns-repeated="3"/>
          <table:table-cell office:value-type="float" office:value="2015"/>
          <table:table-cell/>
          <table:table-cell office:value-type="float" office:value="35.440137"/>
          <table:table-cell table:number-columns-repeated="16378"/>
        </table:table-row>
        <table:table-row>
          <table:table-cell table:number-columns-repeated="3"/>
          <table:table-cell office:value-type="float" office:value="2016"/>
          <table:table-cell/>
          <table:table-cell office:value-type="float" office:value="38.063395999999997"/>
          <table:table-cell table:number-columns-repeated="16378"/>
        </table:table-row>
        <table:table-row table:number-rows-repeated="1048553">
          <table:table-cell table:number-columns-repeated="16378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tthewj</meta:initial-creator>
    <dc:creator>Simon M</dc:creator>
    <meta:creation-date>2016-09-14T09:53:07Z</meta:creation-date>
    <dc:date>2016-09-14T15:32:1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0" style:data-style-name="N36">
      <style:chart-properties chart:link-data-style-to-source="fals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36">
      <style:chart-properties chart:link-data-style-to-source="fals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36">
      <style:chart-properties chart:link-data-style-to-source="fals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vertical="false" chart:connect-bars="false" chart:solid-type="cuboid" chart:stacked="false" chart:percentage="false" chart:link-data-style-to-source="fals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8" style:data-style-name="N36">
      <style:chart-properties chart:link-data-style-to-source="fals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 style:data-style-name="N36">
      <style:chart-properties chart:link-data-style-to-source="fals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7.6pt" svg:width="360.0pt" chart:style-name="Crt0"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local-table.$B$1" chart:values-cell-range-address="local-table.$B$2:.$B$11" chart:class="chart:bar" chart:attached-axis="primary-y" chart:style-name="G0S0">
            <chart:data-point chart:style-name="G0S0P0"/>
            <chart:data-point chart:style-name="G0S0P1"/>
            <chart:data-point chart:repeated="2"/>
            <chart:data-point chart:style-name="G0S0P4"/>
            <chart:data-point chart:repeated="3"/>
            <chart:data-point chart:style-name="G0S0P8"/>
            <chart:data-point chart:style-name="G0S0P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US$mil</text:p>
              </table:table-cell>
            </table:table-row>
          </table:table-header-rows>
          <table:table-row>
            <table:table-cell office:value-type="string">
              <text:p>Switzerland</text:p>
            </table:table-cell>
            <table:table-cell office:value-type="float" office:value="12.231799000000001"/>
          </table:table-row>
          <table:table-row>
            <table:table-cell office:value-type="string">
              <text:p>CERF</text:p>
            </table:table-cell>
            <table:table-cell office:value-type="float" office:value="8.0006920000000008"/>
          </table:table-row>
          <table:table-row>
            <table:table-cell office:value-type="string">
              <text:p>Germany</text:p>
            </table:table-cell>
            <table:table-cell office:value-type="float" office:value="3.653276"/>
          </table:table-row>
          <table:table-row>
            <table:table-cell office:value-type="string">
              <text:p>EU</text:p>
            </table:table-cell>
            <table:table-cell office:value-type="float" office:value="3.4220540000000002"/>
          </table:table-row>
          <table:table-row>
            <table:table-cell office:value-type="string">
              <text:p>Russia</text:p>
            </table:table-cell>
            <table:table-cell office:value-type="float" office:value="3"/>
          </table:table-row>
          <table:table-row>
            <table:table-cell office:value-type="string">
              <text:p>Sweden</text:p>
            </table:table-cell>
            <table:table-cell office:value-type="float" office:value="2.1282830000000001"/>
          </table:table-row>
          <table:table-row>
            <table:table-cell office:value-type="string">
              <text:p>Canada</text:p>
            </table:table-cell>
            <table:table-cell office:value-type="float" office:value="2.0151140000000001"/>
          </table:table-row>
          <table:table-row>
            <table:table-cell office:value-type="string">
              <text:p>India</text:p>
            </table:table-cell>
            <table:table-cell office:value-type="float" office:value="1"/>
          </table:table-row>
          <table:table-row>
            <table:table-cell office:value-type="string">
              <text:p>Private</text:p>
            </table:table-cell>
            <table:table-cell office:value-type="float" office:value="0.42193599999999998"/>
          </table:table-row>
          <table:table-row>
            <table:table-cell office:value-type="string">
              <text:p>France</text:p>
            </table:table-cell>
            <table:table-cell office:value-type="float" office:value="0.32786799999999999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 style:data-style-name="N0">
      <style:chart-properties chart:link-data-style-to-source="false" chart:data-label-number="value" chart:data-label-text="tru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fals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207.6pt" svg:width="360.0pt" chart:style-name="Crt0"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US$mil</text:p>
              </table:table-cell>
            </table:table-row>
          </table:table-header-rows>
          <table:table-row>
            <table:table-cell office:value-type="string">
              <text:p>UN Agencies</text:p>
            </table:table-cell>
            <table:table-cell office:value-type="float" office:value="26.364643000000001"/>
          </table:table-row>
          <table:table-row>
            <table:table-cell office:value-type="string">
              <text:p>NGOs</text:p>
            </table:table-cell>
            <table:table-cell office:value-type="float" office:value="8.0156259999999993"/>
          </table:table-row>
          <table:table-row>
            <table:table-cell office:value-type="string">
              <text:p>IFRC</text:p>
            </table:table-cell>
            <table:table-cell office:value-type="float" office:value="2.224421"/>
          </table:table-row>
          <table:table-row>
            <table:table-cell office:value-type="string">
              <text:p>Government</text:p>
            </table:table-cell>
            <table:table-cell office:value-type="float" office:value="1.458706000000000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207.6pt" svg:width="360.0pt" chart:style-name="Crt0"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point chart:style-name="G0S0P0"/>
            <chart:data-point chart:style-name="G0S0P1"/>
            <chart:data-point chart:style-name="G0S0P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US$mil</text:p>
              </table:table-cell>
            </table:table-row>
          </table:table-header-rows>
          <table:table-row>
            <table:table-cell office:value-type="string">
              <text:p>Health - Nutrition</text:p>
            </table:table-cell>
            <table:table-cell office:value-type="float" office:value="4.5207319999999998"/>
          </table:table-row>
          <table:table-row>
            <table:table-cell office:value-type="string">
              <text:p>Health</text:p>
            </table:table-cell>
            <table:table-cell office:value-type="float" office:value="2.6959599999999999"/>
          </table:table-row>
          <table:table-row>
            <table:table-cell office:value-type="string">
              <text:p>Food</text:p>
            </table:table-cell>
            <table:table-cell office:value-type="float" office:value="0.78400000000000003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0" style:data-style-name="N36">
      <style:chart-properties chart:link-data-style-to-source="fals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36">
      <style:chart-properties chart:link-data-style-to-source="fals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vertical="false" chart:connect-bars="false" chart:solid-type="cuboid" chart:stacked="false" chart:percentage="false" chart:link-data-style-to-source="fals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7.6pt" svg:width="360.0pt" chart:style-name="Crt0"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point chart:style-name="G0S0P0"/>
            <chart:data-point chart:style-name="G0S0P1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float" office:value="2012"/>
            <table:table-cell office:value-type="float" office:value="12.920667"/>
          </table:table-row>
          <table:table-row>
            <table:table-cell office:value-type="float" office:value="2013"/>
            <table:table-cell office:value-type="float" office:value="15.099387"/>
          </table:table-row>
          <table:table-row>
            <table:table-cell office:value-type="float" office:value="2014"/>
            <table:table-cell office:value-type="float" office:value="6.4970129999999999"/>
          </table:table-row>
          <table:table-row>
            <table:table-cell office:value-type="float" office:value="2015"/>
            <table:table-cell office:value-type="float" office:value="8.2769860000000008"/>
          </table:table-row>
          <table:table-row>
            <table:table-cell office:value-type="float" office:value="2016"/>
            <table:table-cell office:value-type="float" office:value="8.0006920000000008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3">
      <number:number number:decimal-places="0" number:min-integer-digits="1"/>
      <number:text>%</number:text>
    </number:percentage-style>
    <number:percentage-style style:name="N38">
      <number:number number:decimal-places="1" number:min-integer-digits="1"/>
      <number:text>%</number:text>
    </number:percentage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 style:data-style-name="N13">
      <style:chart-properties chart:link-data-style-to-source="false" chart:data-label-number="value" chart:data-label-text="tru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13">
      <style:chart-properties chart:link-data-style-to-source="false" chart:data-label-number="value" chart:data-label-text="tru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13">
      <style:chart-properties chart:link-data-style-to-source="false" chart:data-label-number="value" chart:data-label-text="tru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38">
      <style:chart-properties chart:link-data-style-to-source="false" chart:data-label-number="value" chart:data-label-text="tru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13">
      <style:chart-properties chart:symbol-type="none" chart:connect-bars="false" chart:pie-offset="0" chart:solid-type="cuboid" chart:link-data-style-to-source="fals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07.0pt" svg:width="360.0pt" chart:style-name="Crt0">
        <chart:plot-area chart:style-name="Plt0" chart:data-source-has-labels="both">
          <chart:axis chart:dimension="x">
            <chart:categories table:cell-range-address="local-table.$A$2:.$A$7"/>
          </chart:axis>
          <chart:axis chart:dimension="y"/>
          <chart:series chart:label-cell-address="local-table.$B$1" chart:values-cell-range-address="local-table.$B$2:.$B$7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US$mil</text:p>
              </table:table-cell>
            </table:table-row>
          </table:table-header-rows>
          <table:table-row>
            <table:table-cell office:value-type="string">
              <text:p>Health</text:p>
            </table:table-cell>
            <table:table-cell office:value-type="float" office:value="20.047635"/>
          </table:table-row>
          <table:table-row>
            <table:table-cell office:value-type="string">
              <text:p>Food</text:p>
            </table:table-cell>
            <table:table-cell office:value-type="float" office:value="7.9654980000000002"/>
          </table:table-row>
          <table:table-row>
            <table:table-cell office:value-type="string">
              <text:p>Water and Sanitation</text:p>
            </table:table-cell>
            <table:table-cell office:value-type="float" office:value="4.6577799999999998"/>
          </table:table-row>
          <table:table-row>
            <table:table-cell office:value-type="string">
              <text:p>Sector not yet specified</text:p>
            </table:table-cell>
            <table:table-cell office:value-type="float" office:value="4.4422110000000004"/>
          </table:table-row>
          <table:table-row>
            <table:table-cell office:value-type="string">
              <text:p>Coordination and support services</text:p>
            </table:table-cell>
            <table:table-cell office:value-type="float" office:value="0.79275200000000001"/>
          </table:table-row>
          <table:table-row>
            <table:table-cell office:value-type="string">
              <text:p>Agriculture</text:p>
            </table:table-cell>
            <table:table-cell office:value-type="float" office:value="0.15751999999999999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36">
      <style:chart-properties chart:symbol-type="none" chart:vertical="false" chart:connect-bars="false" chart:solid-type="cuboid" chart:stacked="false" chart:percentage="false" chart:link-data-style-to-source="fals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7.6pt" svg:width="360.0pt" chart:style-name="Crt0"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US$mil</text:p>
              </table:table-cell>
            </table:table-row>
          </table:table-header-rows>
          <table:table-row>
            <table:table-cell office:value-type="float" office:value="2012"/>
            <table:table-cell office:value-type="float" office:value="76.823554999999999"/>
          </table:table-row>
          <table:table-row>
            <table:table-cell office:value-type="float" office:value="2013"/>
            <table:table-cell office:value-type="float" office:value="60.335352999999998"/>
          </table:table-row>
          <table:table-row>
            <table:table-cell office:value-type="float" office:value="2014"/>
            <table:table-cell office:value-type="float" office:value="33.228009999999998"/>
          </table:table-row>
          <table:table-row>
            <table:table-cell office:value-type="float" office:value="2015"/>
            <table:table-cell office:value-type="float" office:value="35.440137"/>
          </table:table-row>
          <table:table-row>
            <table:table-cell office:value-type="float" office:value="2016"/>
            <table:table-cell office:value-type="float" office:value="38.063395999999997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